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ound eingefügt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Ui und Menu angeschaut</text:p>
          </table:table-cell>
          <table:table-cell table:style-name="ce39" office:value-type="date" office:date-value="2021-05-03" calcext:value-type="date">
            <text:p>03.05.2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angefangen</text:p>
          </table:table-cell>
          <table:table-cell table:style-name="ce83" office:value-type="date" office:date-value="2021-05-04" calcext:value-type="date">
            <text:p>04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 office:value-type="string" calcext:value-type="string">
            <text:p>Char Design (cube_8) angefangen</text:p>
          </table:table-cell>
          <table:table-cell table:style-name="ce40" office:value-type="date" office:date-value="2021-04-28" calcext:value-type="date">
            <text:p>28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Background Map fix</text:p>
          </table:table-cell>
          <table:table-cell table:style-name="ce40" office:value-type="date" office:date-value="2021-04-29" calcext:value-type="date">
            <text:p>29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Char Design (cube_8) fertig</text:p>
          </table:table-cell>
          <table:table-cell table:style-name="ce40" office:value-type="date" office:date-value="2021-04-30" calcext:value-type="date">
            <text:p>30.04.21</text:p>
          </table:table-cell>
          <table:table-cell table:style-name="ce8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8" calcext:value-type="float">
            <text:p>108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6" calcext:value-type="float">
            <text:p>4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30" calcext:value-type="float">
            <text:p>30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13:16:51.7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36</meta:editing-cycles>
    <meta:editing-duration>PT2H41M12S</meta:editing-duration>
    <dc:date>2021-05-04T13:18:25.434000000</dc:date>
    <meta:document-statistic meta:table-count="1" meta:cell-count="717" meta:object-count="0"/>
  </office:meta>
</office:document-meta>
</file>